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026b85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02923e" style:font-name-asian="WenQuanYi Micro Hei" style:font-size-asian="8pt" style:font-style-asian="normal" style:font-weight-asian="normal" style:font-size-complex="8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34c7f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0pt" fo:font-style="normal" fo:font-weight="normal"/>
    </style:style>
    <style:style style:name="T3" style:family="text">
      <style:text-properties style:font-name-asian="WenQuanYi Micro Hei" style:font-size-asian="15pt" style:font-style-asian="normal" style:font-weight-asian="normal"/>
    </style:style>
    <style:style style:name="T4" style:family="text">
      <style:text-properties style:font-name-asian="WenQuanYi Micro Hei" style:font-size-asian="10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6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7" style:family="text">
      <style:text-properties fo:font-variant="normal" fo:text-transform="none" fo:color="#000000" style:font-name="WenQuanYi Micro Hei" fo:font-size="1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角花仔佮素花仔，洪錦田</text:p>
      <text:p text:style-name="P6"><text:span text:style-name="T6">Kak-hue-á kah sòo-hue-á, Âng Gìm-tshân</text:span></text:p>
      <text:p text:style-name="Text_20_body"/>
      <text:p text:style-name="P3"><text:span text:style-name="T3">海翁台語文學月刊第</text:span><text:span text:style-name="T1">108</text:span><text:span text:style-name="T3">期</text:span></text:p>
      <text:p text:style-name="P4">Hái-ang Tâi-gí Bûn-ha̍k Ge̍h-khan Tē 108 Kî</text:p>
      <text:p text:style-name="Text_20_body"/>
      <text:p text:style-name="P3"><text:span text:style-name="T3">角花仔，是一領色水鮮豔的</text:span><text:span text:style-name="T1">tsa̋u</text:span><text:span text:style-name="T3">囡仔小洋裝，伊掛</text:span><text:span text:style-name="T1">(kuì/kuà)</text:span><text:span text:style-name="T3">佇店頭的玻璃櫥仔內底。</text:span></text:p>
      <text:p text:style-name="P4">Kak-hue-á, sī tsi̍t-niá sik-tsuí sián-iām ê tsa̋u-gín-á sió iûnn-tsong, i kuà tī tiàm-thâu ê po-lê tû-á lāi-té.</text:p>
      <text:p text:style-name="Text_20_body"/>
      <text:p text:style-name="P3"><text:span text:style-name="T3">這領衫的中逝</text:span><text:span text:style-name="T1">(tsuā)</text:span><text:span text:style-name="T3">，紩</text:span><text:span text:style-name="T1">(thīnn)</text:span><text:span text:style-name="T3">七粒金色的鈕仔，閃閃爍爍</text:span><text:span text:style-name="T1">(siám-siám-sinnh-sinnh)</text:span><text:span text:style-name="T3">，足唌人目</text:span><text:span text:style-name="T1">--</text:span><text:span text:style-name="T3">的；下裙繡兩隻白兔仔，足古錐的。</text:span></text:p>
      <text:p text:style-name="P3"><text:span text:style-name="T2">Tsit-niá sann--ê tiòng tsuā, thīnn ( thīnn ) tshit lia̍p kim-sik-ê liú-á, siám-siám-sinnh-sinnh, tsiok siânn lâng bo̍k--ê</text:span><text:span text:style-name="T4">；</text:span><text:span text:style-name="T2">Ē-kûn siù nn̄g tsiah pe̍h-thòo-á, tsiok kóo-tsui--ê.</text:span></text:p>
      <text:p text:style-name="Text_20_body"/>
      <text:p text:style-name="P3"><text:span text:style-name="T3">按呢的花草，毋知唌倒偌儕愛穿媠的</text:span><text:span text:style-name="T1">tsa̋u</text:span><text:span text:style-name="T3">囡仔咧？毋過掛</text:span><text:span text:style-name="T1">(kuà/kuì)</text:span><text:span text:style-name="T3">欲規月日，攏無人來交關。</text:span></text:p>
      <text:p text:style-name="P3"><text:span text:style-name="T2">Án-ne ê hue-tsháu, m̄-tsai siânn tó luā tse7 ài-tshīng suí ê tsa̋u-gín-á--leh</text:span><text:span text:style-name="T4">？</text:span><text:span text:style-name="T2">M̄-koh kuà ( kuà / kuì ) beh kui gue̍h-li̍t, lóng bô lâng lâi kau-kuan.</text:span></text:p>
      <text:p text:style-name="Text_20_body"/>
      <text:p text:style-name="P3"><text:span text:style-name="T3">有一工，來一个穿插蓋高尚的中年婦人人</text:span><text:span text:style-name="T1">(hū-jîn-lâng)</text:span><text:span text:style-name="T3">，牽伊的查某囝對</text:span><text:span text:style-name="T1">(uì)</text:span><text:span text:style-name="T3">店頭行過。</text:span></text:p>
      <text:p text:style-name="P4">Ū tsi̍t kang, lâi tsi̍t ê tshīng-tshah kài ko-siōng ê tiong-liân hū-jîn-lâng, khan i ê tsa-bóo-kiánn uì tiàm-thâu kiânn-kuè.</text:p>
      <text:p text:style-name="Text_20_body"/>
      <text:p text:style-name="P3"><text:span text:style-name="T3">「母仔！你看咧！足媠足古錐的洋裝呢</text:span><text:span text:style-name="T1">(neh)</text:span><text:span text:style-name="T3">！……人欲挃這軀啦……」，</text:span><text:span text:style-name="T1">tsa̋u</text:span><text:span text:style-name="T3">囡仔指對玻璃櫥內底。</text:span></text:p>
      <text:p text:style-name="P4">" Bú--á! Lí khuànn--leh! Tsiok suí tsiok kóo-tsui ê iûnn-tsong--neh ! ……Lâng beh ti̍h tsit su--lah……", tsa̋u-gín-á kí tuì po-lê-tû lāi-té.</text:p>
      <text:p text:style-name="Text_20_body"/>
      <text:p text:style-name="Text_20_body"/>
      <text:p text:style-name="P1"><text:soft-page-break/>「好啊啦！莫吵！咱閣來去看猶有較媠的無？」阿母按呢共講。</text:p>
      <text:p text:style-name="P3"><text:span text:style-name="T2">" hó--ah--lah! Mài tshá! Lán koh lâi-khì khuànn iáu ū khah suí--ê bô</text:span><text:span text:style-name="T4">？</text:span><text:span text:style-name="T2">" A-bú án-ne kā kóng.</text:span></text:p>
      <text:p text:style-name="P3"><text:span text:style-name="T2"/></text:p>
      <text:p text:style-name="P6"><text:span text:style-name="T5">「毋啦！人較佮意這領啦！好心咧啦、阿母……」，查囡仔予老母共喝</text:span><text:span text:style-name="T7">(hat)</text:span><text:span text:style-name="T5">止，煞張張掣掣</text:span><text:span text:style-name="T7">(tshuah-tshuah)</text:span><text:span text:style-name="T5">，那講那吼……。</text:span></text:p>
      <text:p text:style-name="P3"><text:span text:style-name="T2">" m̄--lah! Lâng khah kah-ì tsit-niá--lah! Hó-sim--leh--lah </text:span><text:span text:style-name="T4">、 </text:span><text:span text:style-name="T2">a-bú……", tsa̋u-gín-á hōo lāu-bú kā hat-tsí, suah tiunn-tiunn-tshuah-tshuah, ná kóng ná háu…….</text:span></text:p>
      <text:p text:style-name="Text_20_body"/>
      <text:p text:style-name="P3"><text:span text:style-name="T3">「好、好、好啦！阿妙乖－咱就買這軀好啦！莫吼乎</text:span><text:span text:style-name="T1">(honnh)</text:span><text:span text:style-name="T3">，乖──」。</text:span></text:p>
      <text:p text:style-name="P3"><text:span text:style-name="T2">" hó </text:span><text:span text:style-name="T4">、 </text:span><text:span text:style-name="T2">hó </text:span><text:span text:style-name="T4">、 </text:span><text:span text:style-name="T2">hó--lah! A-biāu kuai </text:span><text:span text:style-name="T4">－ </text:span><text:span text:style-name="T2">lán tō bé tsit su hó--lah! Mài háu--honnh, kuai ─ ─ ".</text:span></text:p>
      <text:p text:style-name="Text_20_body"/>
      <text:p text:style-name="P3"><text:span text:style-name="T3">老母共囡仔騙恬囉，就按呢角花仔，就成</text:span><text:span text:style-name="T1">(tsiânn)</text:span><text:span text:style-name="T3">做阿妙上惜的一領洋裝衫。</text:span></text:p>
      <text:p text:style-name="P4">Lāu-bú kā gín-á phiàn tiām--looh, to7 án-ne kak-hue-á, tō tsiânn-tsò a-biāu siōng sioh ê tsi̍t niá iûnn-tsong-sann.</text:p>
      <text:p text:style-name="Text_20_body"/>
      <text:p text:style-name="P3"><text:span text:style-name="T3">角花仔</text:span><text:span text:style-name="T1">hőng</text:span><text:span text:style-name="T3">拍派，帶入去阿妙的衫櫥仔內。衫櫥仔早就狹櫼櫼</text:span><text:span text:style-name="T1">(e̍h tsinn tsinn)</text:span><text:span text:style-name="T3">矣，毋閣阿妙共</text:span><text:span text:style-name="T1">huâi</text:span><text:span text:style-name="T3">舊漚臭的衫仔裙，攏</text:span><text:span text:style-name="T1">sak</text:span><text:span text:style-name="T3">一邊，留一大位予角花仔通跔</text:span><text:span text:style-name="T1">(ku)</text:span><text:span text:style-name="T3">；</text:span></text:p>
      <text:p text:style-name="P3"><text:span text:style-name="T2">Kak-hue-á hőng phah-phài, tuà ji̍p-khì a-biāu ê sann-tû-á-lāi. Sann-tû-á tsá-tio̍h e̍h-tsinn-tsinn --ah , m̄ koh a-biāu kā huâi kū àu-tshàu ê sann-á kûn, lóng sak tsi̍t-pinn, lâu tsi̍t tuā-uī hōo kak-hue-á thang ku</text:span><text:span text:style-name="T4">；</text:span></text:p>
      <text:p text:style-name="Text_20_body"/>
      <text:p text:style-name="P3"><text:span text:style-name="T3">主人一下共倖</text:span><text:span text:style-name="T1">(sīng)</text:span><text:span text:style-name="T3">，致使角花仔對遮舊厝邊，誠看無上目。</text:span></text:p>
      <text:p text:style-name="P4">Tsú-lâng tsi̍t-ē kā sīng, tì-sú kak-hue-á tuì tsia kū tshù-pinn, tsiânn khuànn bô tsiūnn-ba̍k.</text:p>
      <text:p text:style-name="Text_20_body"/>
      <text:p text:style-name="P3"><text:span text:style-name="T3">自伊綴阿妙了後，見擺若欲出外的時陣，攏予阿妙穿牢牢</text:span><text:span text:style-name="T1">(tiâu tiâu)</text:span><text:span text:style-name="T3">，因端是角花仔的款樣，攏予人足呵咾的，一寡查囡仔伴會邪</text:span><text:span text:style-name="T1">(sânn)</text:span><text:span text:style-name="T3">倚來……，毋才會阿妙愈來愈佮意角花仔；</text:span></text:p>
      <text:p text:style-name="P3"><text:span text:style-name="T2">Tsū i tè a-biāu liáu-āu, kiàn-pái nā beh tshut-guā ê sî-tsūn, lóng hōo a-biāu tshīng tiâu-tiâu, in-tuann sī kak-hue-á ê khuán-iūnn, lóng hōo--lâng tsiok o-ló--ê, tsi̍t-kuá tsa̋u-gín-á phuānn ē sânn-uá--lâi……, m̄ tsiah ē a-biāu jú lâi jú kah-ì kak-hue-á</text:span><text:span text:style-name="T4">；</text:span></text:p>
      <text:p text:style-name="Text_20_body"/>
      <text:p text:style-name="P3"><text:soft-page-break/><text:span text:style-name="T3">益角花仔煞變甲足目頭懸，臭煬塊塊</text:span><text:span text:style-name="T1">(tshàu iāng tè ×)</text:span><text:span text:style-name="T3">，攏袂癮</text:span><text:span text:style-name="T1">(giàn)</text:span><text:span text:style-name="T3">佮</text:span><text:span text:style-name="T1">huâi</text:span><text:span text:style-name="T3">舊厝邊相借問。</text:span></text:p>
      <text:p text:style-name="P4">Iah kak-hue-á suah piàn-kah tsiok ba̍k-thâu-kuân, tshàu-iāng tè-tè, lóng bē giàn kah hiâ huâi kū tshù-pinn sio-tsioh-mn̄g.</text:p>
      <text:p text:style-name="P4"/>
      <text:p text:style-name="P6"><text:span text:style-name="T5">「角花仔，你有影足媠的</text:span><text:span text:style-name="T7">liòo</text:span><text:span text:style-name="T5">！阮攏足欣羨、足佮意你</text:span><text:span text:style-name="T7">liòo……</text:span><text:span text:style-name="T5">」，運動衫開喙共呵咾。</text:span></text:p>
      <text:p text:style-name="P4">" kak-hue-á, lí ū-iánn tsiok suí--ê liòo! Gún lóng tsiok him-siān, tsiok kah-ì--lí liòo……", ūn-tōng-sann khui-tshuì kā o-ló.</text:p>
      <text:p text:style-name="Text_20_body"/>
      <text:p text:style-name="P3"><text:span text:style-name="T3">「哎呀</text:span><text:span text:style-name="T1">(--āi-iâ)</text:span><text:span text:style-name="T3">！</text:span><text:span text:style-name="T1">Tsiâ</text:span><text:span text:style-name="T3">欲愛你佮意咧，你咧媠面！莫傷</text:span><text:span text:style-name="T1">phīng</text:span><text:span text:style-name="T3">倚來</text:span><text:span text:style-name="T1">ôo ……</text:span><text:span text:style-name="T3">離較開咧較無蠓……」，角花仔那講那徙跤。</text:span></text:p>
      <text:p text:style-name="P4">" --āi-iâ! Tsiâ beh ài--lí kah-ì--leh, lí leh suí bīn! Mai3 siunn phīng-uá lâi ôo…… Lī khah khui--leh khah bô báng……", kak-hue-á ná kóng ná suá-kha.</text:p>
      <text:p text:style-name="Text_20_body"/>
      <text:p text:style-name="P3"><text:span text:style-name="T3">「角花仔，莫遐孤</text:span><text:span text:style-name="T1">khu̍t</text:span><text:span text:style-name="T3">啦！逐家攏是厝邊兜，好朋友呢</text:span><text:span text:style-name="T1">(neh) ……</text:span><text:span text:style-name="T3">」褲裙看袂做得，就共踏話囉……。</text:span></text:p>
      <text:p text:style-name="P4">" kak-hue-á, bo̍k hiâ koo-khu̍t--lah! Ta̍k-ke lóng-sī tshù-pinn-tau, hó-pîng-iú neh……" khòo-kûn khuànn bē-tsò-tit, tō kā ta̍h-uē--looh…….</text:p>
      <text:p text:style-name="Text_20_body"/>
      <text:p text:style-name="P3"><text:span text:style-name="T3">「</text:span><text:span text:style-name="T1">Tsiâ</text:span><text:span text:style-name="T3">佮你是好朋友！活欲衰著。佮你這款褲毋成褲、裙毋成裙，像半陰陽</text:span><text:span text:style-name="T1">(iam iûnn)</text:span><text:span text:style-name="T3">的，愈看愈㤉</text:span><text:span text:style-name="T1">(gê)</text:span><text:span text:style-name="T3">，</text:span><text:span text:style-name="T1">â ……</text:span><text:span text:style-name="T3">閃、閃啦！」角花仔講出呸瀾</text:span><text:span text:style-name="T1">(phuì nuā)</text:span><text:span text:style-name="T3">的話。</text:span></text:p>
      <text:p text:style-name="P4">" Tsiâ kah lí-sī hó-pîng-iú! Ua̍h-beh sue--tio̍h. Kah lí tsit-khuán khòo m̄-tsiânn khòo, kûn m̄-tsiânn kûn, tshiūnn puànn-iam-iûnn--ê, jú khuànn jú gê, â …… Siám, siám--lah! " kak-hue-á kóng-tshut phuì-nuāê uē.</text:p>
      <text:p text:style-name="Text_20_body"/>
      <text:p text:style-name="P3"><text:span text:style-name="T3">「莫吵好毋！活欲齪</text:span><text:span text:style-name="T1">(tsak)</text:span><text:span text:style-name="T3">死……」，彼爿當咧嗚嗚</text:span><text:span text:style-name="T1">(onn ×)</text:span><text:span text:style-name="T3">睏的拍鐵仔褲大的，忍袂牢、大喝一聲。一時的，聲說攏恬去……；</text:span></text:p>
      <text:p text:style-name="P3"><text:span text:style-name="T2">" bo̍k tshá hó--m̄! Ua̍h-beh tsak--sí……", hit-pîng tng-teh onn-onn-khùn ê phah-thih-á-khòo tuā--ê, jím-bē-tiâu, tuā-huah tsi̍t siann. Tsi̍t-sî-ê, siann-sueh lóng tiām--khì……</text:span><text:span text:style-name="T4">；</text:span></text:p>
      <text:p text:style-name="Text_20_body"/>
      <text:p text:style-name="P3"><text:soft-page-break/><text:span text:style-name="T3">角花仔佇幽靜的衫櫥仔內，恬恬仔佇回想：嘿</text:span><text:span text:style-name="T1">(hah)</text:span><text:span text:style-name="T3">、嘿、阮阿妙生日彼一工眾人誠共呵咾，講看伊彼款純真，活骨、足歡喜的款曲，帶塗跤兜連踅幾</text:span><text:span text:style-name="T1">ā</text:span><text:span text:style-name="T3">輾</text:span><text:span text:style-name="T1">(liàn)</text:span><text:span text:style-name="T3">塊</text:span><text:span text:style-name="T1">hőng</text:span><text:span text:style-name="T3">看，像一隻蛾</text:span><text:span text:style-name="T1">(ia̍h)</text:span><text:span text:style-name="T3">仔飛起飛落，人阮的心情嘛綴伊清彩起來……。</text:span></text:p>
      <text:p text:style-name="P3"><text:span text:style-name="T2">Kak-hue-á tī iu-tsīng ê sann-tû-á-lāi, tiām-tiām-á tī huê-sióng : hah, hah, gún a-biāu senn-ji̍t hit tsi̍t kang tsìng-lâng tsiânn kā o-ló, kóng khuànn i hit-khuán sûn-tsin, ua̍h-kut </text:span><text:span text:style-name="T4">、 </text:span><text:span text:style-name="T2">tsiok huann-hí ê khuán-khiok, tài thôo-kha-tau liân se̍h kuí-ā liàn tè hőng khuànn, tshiūnn tsi̍t tsiah ia̍h-á pue khí pue lo̍h, lâng gún ê sim-tsîng mā tuè i tshing-tshái khí-lâi…….</text:span></text:p>
      <text:p text:style-name="P7"><text:span text:style-name="T5"/></text:p>
      <text:p text:style-name="P7"><text:span text:style-name="T5">「阿母啊！足媠的呢！感謝你</text:span><text:span text:style-name="T7">òo</text:span><text:span text:style-name="T5">！」角花仔佇衫櫥仔內，聽阿妙咧共</text:span><text:span text:style-name="T7">in</text:span><text:span text:style-name="T5">母仔說謝……。</text:span></text:p>
      <text:p text:style-name="P4">" a-bú--ah! Tsiok suí--ê--neh! Kám-siā lí òo! " kak-hue-á tī sann-tû-á-lāi, thiann a-biāu teh kā in bú--á seh-siā…….</text:p>
      <text:p text:style-name="Text_20_body"/>
      <text:p text:style-name="P3"><text:span text:style-name="T3">猶毋過毋知為啥代，予阿妙</text:span><text:span text:style-name="T1">tsiah</text:span><text:span text:style-name="T3">歡喜著。目</text:span><text:span text:style-name="T1">nih</text:span><text:span text:style-name="T3">仔，衫櫥仔夆開開矣，阿妙手裡提一領純白色的洋裝，胸前紩</text:span><text:span text:style-name="T1">(thīnn)</text:span><text:span text:style-name="T3">一粒實</text:span><text:span text:style-name="T1">(tsa̍t)</text:span><text:span text:style-name="T3">腹、金爍爍、金雞心型的金片；</text:span></text:p>
      <text:p text:style-name="P3"><text:span text:style-name="T2">Á-m̄-kò m̄-tsai uī siánn tāi, hōo a-biāu tsiah huann-hí-tio̍h. Ba̍k-nih-á, sann-tû-á hőng khui--khui--ah, a-biāu tshiú--lí the̍h tsi̍t-niá sûn-pe̍h-sik ê iûnn-tsong, hing-tsîng thīnn tsi̍t lia̍p tsa̍t-pak </text:span><text:span text:style-name="T4">、 </text:span><text:span text:style-name="T2">kim-sih-sih </text:span><text:span text:style-name="T4">、 </text:span><text:span text:style-name="T2">kim-ke-sim-hîng ê kim-phinn3</text:span><text:span text:style-name="T4">；</text:span></text:p>
      <text:p text:style-name="Text_20_body"/>
      <text:p text:style-name="P3"><text:span text:style-name="T3">絲質透明的手䘼</text:span><text:span text:style-name="T1">(ńg)</text:span><text:span text:style-name="T3">，閣釣</text:span><text:span text:style-name="T1">(tiò)</text:span><text:span text:style-name="T3">一隻幼秀的蛾</text:span><text:span text:style-name="T1">(ia̍h)</text:span><text:span text:style-name="T3">仔結，裙裾閣</text:span><text:span text:style-name="T1">kún</text:span><text:span text:style-name="T3">一沿有花草的</text:span><text:span text:style-name="T1">lueh-sù</text:span><text:span text:style-name="T3">，看落樸真閣大方。</text:span></text:p>
      <text:p text:style-name="P4">Si-tsit thàu-bîng ê tshiú-ńg, koh tiò tsi̍t tsiah iù-siù ê ia̍h-á kiat, kûn-ki koh kúntsi̍t iân ū hue-tsháu ê lueh-sù, khuànn-lo̍h phoh-tsin koh tāi-hong.</text:p>
      <text:p text:style-name="Text_20_body"/>
      <text:p text:style-name="P3"><text:span text:style-name="T3">阿妙出一下力，掰</text:span><text:span text:style-name="T1">(pué)</text:span><text:span text:style-name="T3">開洗了閣洗的舊衫，共這軀純白色的洋裝，掛</text:span><text:span text:style-name="T1">(kuì/kuà)</text:span><text:span text:style-name="T3">佇角花仔的邊仔，喙</text:span><text:span text:style-name="T1">phué</text:span><text:span text:style-name="T3">浮出笑微微的面容，才閣共門關好勢。</text:span></text:p>
      <text:p text:style-name="P4">A-biāu tshut tsi̍t-ē la̍t, pué khui sé-liáu koh sé ê kū sann, kā tsit su sûn-pe̍h-sik ê iûnn-tsong, kuà ( kuì / kuà ) tī kak-hue-á ê pinn-á, tshuì-phué phû tshut tshiò-bî-bî ê bīn-iông, tsiah koh kā mn̂g kuainn hó-sè.</text:p>
      <text:p text:style-name="Text_20_body"/>
      <text:p text:style-name="Text_20_body"/>
      <text:p text:style-name="P3"><text:soft-page-break/><text:span text:style-name="T3">角花仔一看，用吐地邪眼</text:span><text:span text:style-name="T1">(thòo tē siâ gán)</text:span><text:span text:style-name="T3">的表情，掠這个新厝邊金金看……。</text:span></text:p>
      <text:p text:style-name="P4">Kak-hue-á tsi̍t-khuànn, iōng thòo-tē-siâ-gán ê piáu-tsîng, lia̍h tsit ê sin tshù-pinn kim-kim-khuànn…….</text:p>
      <text:p text:style-name="Text_20_body"/>
      <text:p text:style-name="P3"><text:span text:style-name="T3">「</text:span><text:span text:style-name="T1">Ueh</text:span><text:span text:style-name="T3">！白衫番啊！你對佗位來的？我一下佮你對目，就感覺足刺鑿</text:span><text:span text:style-name="T1">(tshì tsha̍k)</text:span><text:span text:style-name="T3">著……」，角花仔講著話是一款足臭火、足無細膩的氣</text:span><text:span text:style-name="T1">(khuì)</text:span><text:span text:style-name="T3">口。</text:span></text:p>
      <text:p text:style-name="P3"><text:span text:style-name="T2">" Ueh! Pe̍h-sann-huan--ah! Lí tuì tó-uī lâi--ê</text:span><text:span text:style-name="T4">？</text:span><text:span text:style-name="T2">Guá tsi̍t-ē kah lí tuì-ba̍k, tō kám-kak tsiok tshì-tsha̍k-tio̍h……", kak-hue-á kóng-tio̍h uē sī tsi̍t-khuán tsiok tshàu-hué, tsiok bô sè-jī ê khuì-kháu.</text:span></text:p>
      <text:p text:style-name="Text_20_body"/>
      <text:p text:style-name="P6"><text:span text:style-name="T5">「</text:span><text:span text:style-name="T7">òo</text:span><text:span text:style-name="T5">！歹勢啦！我號做素花仔，初見面……，誠歡喜佮你做厝邊……」，素花仔有禮有教咧共回答。</text:span></text:p>
      <text:p text:style-name="P4">" òo! Pháinn-sè--lah! Guá hō-tsò sòo-hue-á, tshoo-kìnn-bīn……, tsiânn huann-hí kah lí tsò tshù-pinn……", sòo-hue-á ū lé ū kà teh kā hê-tap.</text:p>
      <text:p text:style-name="Text_20_body"/>
      <text:p text:style-name="P3"><text:span text:style-name="T3">「素花仔！</text:span><text:span text:style-name="T1">Hngh</text:span><text:span text:style-name="T3">！莫傷</text:span><text:span text:style-name="T1">kheh</text:span><text:span text:style-name="T3">倚來 </text:span><text:span text:style-name="T1">ôo</text:span><text:span text:style-name="T3">，看你規身軀白透龍的，毋知有病抑無咧……？」角花仔直</text:span><text:span text:style-name="T1">ka</text:span><text:span text:style-name="T3">搖手，閣兼掰</text:span><text:span text:style-name="T1">(pué)</text:span><text:span text:style-name="T3">手，表示袂癮</text:span><text:span text:style-name="T1">(giàn)</text:span><text:span text:style-name="T3">佮伊握</text:span><text:span text:style-name="T1">(at)</text:span><text:span text:style-name="T3">手。</text:span></text:p>
      <text:p text:style-name="P3"><text:span text:style-name="T2">" sòo-hue-á! Hngh! Mai3 siunn kheh-uá lâi ôo, khuànn--lí kui sing-khu pe̍h-thàu-liông ê, m̄ tsai ū-penn7 a̍h bô leh……</text:span><text:span text:style-name="T4">？</text:span><text:span text:style-name="T2">" kak-hue-á ti̍t ka iô-tshiú, koh kiam pué tshiú, piáu-sī be7 giànkah i at-tshiú.</text:span></text:p>
      <text:p text:style-name="Text_20_body"/>
      <text:p text:style-name="P3"><text:span text:style-name="T3">「對不住啦！我毋知佗落得失著你乎</text:span><text:span text:style-name="T1">(honnh) ……</text:span><text:span text:style-name="T3">？」素花仔誠細膩按呢</text:span><text:span text:style-name="T1">ka</text:span><text:span text:style-name="T3">應。</text:span></text:p>
      <text:p text:style-name="P3"><text:span text:style-name="T2">" tuì-put-tsū--lah! Guá m̄-tsai tó lo̍h tik-sit tio̍h lí--honnh……</text:span><text:span text:style-name="T4">？</text:span><text:span text:style-name="T2">" sòo-hue-á tsiânn sè-jī án-ne ka ìn.</text:span></text:p>
      <text:p text:style-name="Text_20_body"/>
      <text:p text:style-name="P3"><text:span text:style-name="T3">「嘿</text:span><text:span text:style-name="T1">(heh)</text:span><text:span text:style-name="T3">！你來到這搭</text:span><text:span text:style-name="T1">(tah)</text:span><text:span text:style-name="T3">，就是得失著我矣，好啊！莫囉唆、我無想欲佮你答喙鼓……。」角花仔講煞，隨越頭做伊摔</text:span><text:span text:style-name="T1">(siak)</text:span><text:span text:style-name="T3">大眠矣。</text:span></text:p>
      <text:p text:style-name="P4">" --heh ( heh )! Lí lâi-kàu tsit-tah, tō-sī tik-sit tio̍h guá--ah, hó--ah! Mai3 lô-so, guá bô siūnn beh kah lí tap-tshuì-kóo……. " kak-hue-á kóng-suah, suî ua̍t-thâu tsò i siak-tuā-bîn--ah.</text:p>
      <text:p text:style-name="Text_20_body"/>
      <text:p text:style-name="Text_20_body"/>
      <text:p text:style-name="Text_20_body"/>
      <text:p text:style-name="P3"><text:soft-page-break/><text:span text:style-name="T3">幾禮拜了後，阿妙的阿舅欲娶某矣，阿妙就揀素花仔來穿，佇落地鏡面頭前，</text:span><text:span text:style-name="T1">phîn-á-phîn</text:span><text:span text:style-name="T3">、照</text:span><text:span text:style-name="T1">(tsiò)á</text:span><text:span text:style-name="T3">照，那照那笑</text:span><text:span text:style-name="T1">sai-sai</text:span><text:span text:style-name="T3">。</text:span></text:p>
      <text:p text:style-name="P3"><text:span text:style-name="T2">Kuí-lé-pài liáu-āu, a-biāu ê a-kū beh tshuā-bóo--ah, a-biāu tō kíng sòo-hue-á lâi tshīng, tī lo̍k-tē kiànn-bīn thâu-tsîng, phîn-a2-phîn </text:span><text:span text:style-name="T4">、 </text:span><text:span text:style-name="T2">tsiò-á-tsiò, ná tsiò ná tshiò-sai-sai.</text:span></text:p>
      <text:p text:style-name="Text_20_body"/>
      <text:p text:style-name="P3"><text:span text:style-name="T1">Uâ</text:span><text:span text:style-name="T3">！感覺家己足成一个公主咧；猶毋過，這款的情況，予角花仔看著，愈看愈起</text:span><text:span text:style-name="T1">bái</text:span><text:span text:style-name="T3">毛、起</text:span><text:span text:style-name="T1">gê</text:span><text:span text:style-name="T3">目。</text:span></text:p>
      <text:p text:style-name="P3"><text:span text:style-name="T2">Uâ! Kám-kak ka-kī tsiok-sîng tsi̍t-ê kong-tsú--leh</text:span><text:span text:style-name="T4">；</text:span><text:span text:style-name="T2">Iá-m̄-koh, tsit-khuán ê tsîng-hóng, hōo kak-hue-á khuànn--tio̍h, lú khuànn lú khí-bái-mn̂g, khí gê-ba̍k.</text:span></text:p>
      <text:p text:style-name="Text_20_body"/>
      <text:p text:style-name="P1">有一工，佇一个機緣，角花仔佮素花仔同齊佇洗衫機內底，鬥陣洗身軀；</text:p>
      <text:p text:style-name="P3"><text:span text:style-name="T2">Ū tsi̍t kang, tī tsi̍t ê ki-iân, kak-hue-á kah sòo-hue-á tâng-tsê tī sé-sann-ki lāi-té, tàu-tīn sé-sing-khu</text:span><text:span text:style-name="T4">；</text:span></text:p>
      <text:p text:style-name="Text_20_body"/>
      <text:p text:style-name="P3"><text:span text:style-name="T3">角花仔看素花仔，人伊一身軀白</text:span><text:span text:style-name="T1">sut-sut</text:span><text:span text:style-name="T3">，予主人阿妙</text:span><text:span text:style-name="T1">ka tshuā</text:span><text:span text:style-name="T3">出 </text:span><text:span text:style-name="T1">tshuā</text:span><text:span text:style-name="T3">入，足目空赤的，一時的起妒賢，伊就想一齣奸詭步，欲予素花仔好看。</text:span></text:p>
      <text:p text:style-name="P4">Kak-hue-á khuànn sòo-hue-á, lâng i tsi̍t sing-khu pe̍h-sut-sut, hōo tsú-lâng a-biāu ka tshuā-tshut tshuā-ji̍p, tsiok ba̍k-khang tshiah--ê, tsi̍t-sî-ê khí-tòo-hiân, i tio̍h siūnn tsi̍t tshut kan-kuí-pōo, beh hōo sòo-hue-á hó-khuànn.</text:p>
      <text:p text:style-name="Text_20_body"/>
      <text:p text:style-name="P3"><text:span text:style-name="T3">佇洗衫機內底，伊就下性命弄家己的衫佮裙，予色水攏吐吐出來，順著衫槽</text:span><text:span text:style-name="T1">khut</text:span><text:span text:style-name="T3">仔</text:span><text:span text:style-name="T1">tih</text:span><text:span text:style-name="T3">轉踅的當中，七噴</text:span><text:span text:style-name="T1">(phùn)</text:span><text:span text:style-name="T3">八噴，三</text:span><text:span text:style-name="T1">tòo</text:span><text:span text:style-name="T3">四，甲素花仔規身軀全是五彩色的、花疤</text:span><text:span text:style-name="T1">lí</text:span><text:span text:style-name="T3">貓。</text:span></text:p>
      <text:p text:style-name="P3"><text:span text:style-name="T2">Tī sé-sann-ki lāi-té, i to7 hē-sìnn-miā lāng ka-kī-ê sann kah kûn, hōo sik-tsuí lóng thóo-thóo tshut-lâi, sūn-tio̍h sann-tsô-khut-á tih tńg se̍h-ê tang-tiong, tshit-phùn-peh-phùn, sann-tòo-sì, kah sòo-hue-á kui sing-khu tsuân-sī gōo-tshái-sik--ê </text:span><text:span text:style-name="T4">、 </text:span><text:span text:style-name="T2">hue-pa-lí-niau.</text:span></text:p>
      <text:p text:style-name="Text_20_body"/>
      <text:p text:style-name="P3"><text:span text:style-name="T3">素花仔苦苦</text:span><text:span text:style-name="T1">ka</text:span><text:span text:style-name="T3">哀求，講伊莫遐無天良；毋通做彼款損</text:span><text:span text:style-name="T1">(sńg)</text:span><text:span text:style-name="T3">命命、遐損斷人的惡毒步、失德代。</text:span></text:p>
      <text:p text:style-name="P3"><text:span text:style-name="T2">sòo-hue-á khóo-khóo ka ai-kiû, kóng i mia3 hiah bô thian-liông</text:span><text:span text:style-name="T4">；</text:span><text:span text:style-name="T2">M̄-thang tsò hit-khuán sńg-miā-miā, hiah sún-tuān-lâng ê ok-to̍k-pōo, sit-tik tāi.</text:span></text:p>
      <text:p text:style-name="Text_20_body"/>
      <text:p text:style-name="Text_20_body"/>
      <text:p text:style-name="P3"><text:soft-page-break/><text:span text:style-name="T3">伊愈咻喝、角花仔愈刁致故；噴</text:span><text:span text:style-name="T1">(phùn)</text:span><text:span text:style-name="T3">甲素花仔全身無一跡是白的，按呢才露出</text:span><text:span text:style-name="T1">ka̋ng</text:span><text:span text:style-name="T3">創贏的奸雄笑……。</text:span></text:p>
      <text:p text:style-name="P3"><text:span text:style-name="T2">I jú hiu-huah, kak-hue-á jú thiau-tì-kòo</text:span><text:span text:style-name="T4">；</text:span><text:span text:style-name="T2">Phùn-kah sòo-hue-á tsuân-sin bô tsi̍t jiah sī pe̍h ê, án-ne tsiah lōo-tshut ka̋ng tshòng iânn ê kan-hiông-tshiò…….</text:span></text:p>
      <text:p text:style-name="Text_20_body"/>
      <text:p text:style-name="P3"><text:span text:style-name="T3">可憐代呀可憐代！素花仔這陣</text:span><text:span text:style-name="T1">hoo </text:span><text:span text:style-name="T3">甲無成一領衫樣，伊那看家己那傷心；現不現，屈</text:span><text:span text:style-name="T1">(khut)</text:span><text:span text:style-name="T3">佇槽仔內底，叫天、天袂應，叫地、地袂答，煞一直大哭大吼。</text:span></text:p>
      <text:p text:style-name="P3"><text:span text:style-name="T2">Khó-liân-tāi a2 khó-liân-tāi! Sòo-hue-á tsit-tsūn hoo kah bô-sîng tsi̍t niá sann iūnn, i ná khuànn ka-kī ná siong-sim</text:span><text:span text:style-name="T4">；</text:span><text:span text:style-name="T2">Hiān put hiān, khut tī tsô-á lāi-té, kiò thinn, thinn bē ìn, kiò tē, tē bē tap, suah it-ti̍t tuā khàu tuā háu.</text:span></text:p>
      <text:p text:style-name="Text_20_body"/>
      <text:p text:style-name="P3"><text:span text:style-name="T3">阿妙共</text:span><text:span text:style-name="T1">in</text:span><text:span text:style-name="T3">洗好勢，看見素花仔哪會變甲花疤貍</text:span><text:span text:style-name="T1">lí</text:span><text:span text:style-name="T3">貓，就誠受氣，隨共擲</text:span><text:span text:style-name="T1">(tàn)</text:span><text:span text:style-name="T3">帶糞埽桶裡。</text:span></text:p>
      <text:p text:style-name="P4">A-biāu kā in sé hó-sè, khuànn-kìnn sòo-hue-á ná-ē piàn-kah hue-pa-lí-niau, tō tsiânn siū-khì, suî-kā tàn-tài pùn-sò-tháng--lí.</text:p>
      <text:p text:style-name="Text_20_body"/>
      <text:p text:style-name="P3"><text:span text:style-name="T3">益角花仔看一下，暢甲掠袂牢，佇想講：「</text:span><text:span text:style-name="T1">uâ</text:span><text:span text:style-name="T3">！這聲予我創一下有夠媠氣的，這步用了袂</text:span><text:span text:style-name="T1">bái</text:span><text:span text:style-name="T3">，此去阿妙就干焦佮意我一个啦呼</text:span><text:span text:style-name="T1">(hòo)</text:span><text:span text:style-name="T3">！哈、哈、哈……」。</text:span></text:p>
      <text:p text:style-name="P4">Iah kak-hue-á khuànn--tsi̍t-ē, thiòng-kah lia̍h bē-tiâu, tī siūnn kóng : " uâ! Tsit-siann hōo--guá tshòng--tsi̍t-ē ū-kàu suí-khuì--ê, tsit-pōo īng-liáu bē bái, tshú khì a-biāu tō kan-na kah-ì guá tsi̍t ê--lah hòo! Ha, ha, ha……".</text:p>
      <text:p text:style-name="Text_20_body"/>
      <text:p text:style-name="P3"><text:span text:style-name="T3">阿妙紲落又閣共角花仔搦</text:span><text:span text:style-name="T1">(la̍k)</text:span><text:span text:style-name="T3">起來，面仔</text:span><text:span text:style-name="T1">tsiâu lik</text:span><text:span text:style-name="T3">色，大叫一聲：「</text:span><text:span text:style-name="T1">hânn</text:span><text:span text:style-name="T3">！今</text:span><text:span text:style-name="T1">(tann)</text:span><text:span text:style-name="T3">去了了矣，連這領也</text:span><text:span text:style-name="T1">(ā)</text:span><text:span text:style-name="T3">退色？退甲袂孝孤得……，鮮豔的色水攏無去矣，我挃</text:span><text:span text:style-name="T1">(tih)</text:span><text:span text:style-name="T3">欲創啥？」講煞，也順紲共伊擲</text:span><text:span text:style-name="T1">(tàn)</text:span><text:span text:style-name="T3">落去糞埽桶裡。</text:span></text:p>
      <text:p text:style-name="P3"><text:span text:style-name="T2">A-biāu suà-loh iū koh kā kak-hue-á la̍k khí--lâi, bīn-á tsiâu lik-sik, tuā-kiò tsi̍t siann : " hânn! tann khì liáu-liáu--ah, liân tsit niá ā thè-sik</text:span><text:span text:style-name="T4">？ </text:span><text:span text:style-name="T2">Thè kah bē-hàu-koo-tit……, sián-iām ê sik-tsuí lóng bô khì--ah, guá ti̍h beh tshòng siánn</text:span><text:span text:style-name="T4">？</text:span><text:span text:style-name="T2">" kóng-suah , iā sūn-suà kā-i tàn lo̍h-khì pùn-sò-tháng--lí.</text:span></text:p>
      <text:p text:style-name="Text_20_body"/>
      <text:p text:style-name="P3"><text:soft-page-break/><text:span text:style-name="T3">角花仔的奸笑聲無去矣，一个面若鳥胘</text:span><text:span text:style-name="T1">(kiān)</text:span><text:span text:style-name="T3">咧，現此時全身攏痠疼</text:span><text:span text:style-name="T1">(</text:span><text:span text:style-name="T3">大概吐傷濟的款</text:span><text:span text:style-name="T1">)</text:span><text:span text:style-name="T3">，皮肉變甲白</text:span><text:span text:style-name="T1">phú</text:span><text:span text:style-name="T3">白</text:span><text:span text:style-name="T1">phú</text:span><text:span text:style-name="T3">，一絲仔氣力都無，徛袂牢地、軟荍荍</text:span><text:span text:style-name="T1">(siô ×)</text:span><text:span text:style-name="T3">䖙 </text:span><text:span text:style-name="T1">(the)</text:span><text:span text:style-name="T3">佇桶仔內。</text:span></text:p>
      <text:p text:style-name="P4">Kak-hue-á ê kan-tshiò-siann bô khì--ah, tsi̍t ê bīn nā tsiáu-kiān--leh, hiān-tshú-sî tsuân-sin lóng sng-thiànn ( tāi-khài thóo siunn tsē ê khuán ), phê-bah piàn-kah pe̍h-phú-pe̍h-phú, tsi̍t-si-á khuì-la̍t to bô, khiā bē tiâu tē, nńg-siô-siô the tī tháng-á-lāi.</text:p>
      <text:p text:style-name="Text_20_body"/>
      <text:p text:style-name="P3"><text:span text:style-name="T3">益素花仔伊呢</text:span><text:span text:style-name="T1">(neh)</text:span><text:span text:style-name="T3">？人伊腹腸誠有，隨踏倚去共捋</text:span><text:span text:style-name="T1">(lua̍h)</text:span><text:span text:style-name="T3">胸坎，掠筋路，按呢才沓沓仔得</text:span><text:span text:style-name="T1">(tik)</text:span><text:span text:style-name="T3">定落來。</text:span></text:p>
      <text:p text:style-name="P4">Iah sòo-hue-á i --neh? Lâng i pak-tn̂g tsiânn ū, suî ta̍h-uá khì kā lua̍h hing-khám, lia̍h kin-lōo, án-ne tsiah ta̍uh-ta̍uh-á tik-tiānn--lo̍h-lâi.</text:p>
      <text:p text:style-name="Text_20_body"/>
      <text:p text:style-name="P3"><text:span text:style-name="T3">元氣有矣！喘氣順矣！這當陣，角花仔真反悔對伊下毒手，一直共會</text:span><text:span text:style-name="T1">(huē)</text:span><text:span text:style-name="T3">失禮、求寬諒，兩个才握 </text:span><text:span text:style-name="T1">(at) </text:span><text:span text:style-name="T3">手講和。</text:span></text:p>
      <text:p text:style-name="P4">Guân-khì ū--ah! Tshuán-khuì sūn--ah! Tsit tàng tsun7, kak-hue-á tsin huán-hué tuì i hē-to̍k-tshiú, it-ti̍t kā huē-sit-lé , kiû khuann-liōng, nn̄g-ê tsiah at-tshiú kóng-hô.</text:p>
      <text:p text:style-name="Text_20_body"/>
      <text:p text:style-name="P3"><text:span text:style-name="T3">隔轉工下晝，</text:span><text:span text:style-name="T1">in</text:span><text:span text:style-name="T3">同齊</text:span><text:span text:style-name="T1">hőng</text:span><text:span text:style-name="T3">捙到</text:span><text:span text:style-name="T1">(tshia kàu)</text:span><text:span text:style-name="T3">糞埽場裡。下晡時仔，日頭炎熱，臭味滿四界。</text:span></text:p>
      <text:p text:style-name="P4">Keh tńg kang ē-tàu, in tâng-tsê hőng tshia kàu pùn-sò-tiûnn--lí. Ē-poo sî-á, ji̍t-thâu iām-jua̍h, tshàu-bī muá-sì-kuè.</text:p>
      <text:p text:style-name="Text_20_body"/>
      <text:p text:style-name="P3"><text:span text:style-name="T3">在場的害物</text:span><text:span text:style-name="T1">(mih)</text:span><text:span text:style-name="T3">仔，攏是</text:span><text:span text:style-name="T1">huâi</text:span><text:span text:style-name="T3">癩</text:span><text:span text:style-name="T1">ko</text:span><text:span text:style-name="T3">爛癆</text:span><text:span text:style-name="T1">(nuā-lô)</text:span><text:span text:style-name="T3">、生頭發尾、瘸跤破相、</text:span><text:span text:style-name="T1">uai-ko-tshī-tshua̍h</text:span><text:span text:style-name="T3">，看著活欲起雞母皮……。</text:span></text:p>
      <text:p text:style-name="P4">Tsāi-tiûnn ê hāi-mih-á, lóng-sī huâi thái-ko nuā-lô, senn-thâu-huat-bué , khê-kha phuà-siùnn , uai-ko-tshī-tshua̍h, khuànn--tio̍h ua̍h-beh khí ke-bó-phuê…….</text:p>
      <text:p text:style-name="Text_20_body"/>
      <text:p text:style-name="P3"><text:span text:style-name="T3">蹛這款的所在有夠齷齪</text:span><text:span text:style-name="T1">(ak- tsak)</text:span><text:span text:style-name="T3">，無破病嘛會硬</text:span><text:span text:style-name="T1">(ngī)</text:span><text:span text:style-name="T3">去予臭味激死。</text:span></text:p>
      <text:p text:style-name="P4">Tuà tsit-khuán ê sóo-tsāi ū-kàu ak-tsak, bô phuà-pēnn mā ē ngī khì hōo tshàu-bī kik-sí.</text:p>
      <text:p text:style-name="Text_20_body"/>
      <text:p text:style-name="Text_20_body"/>
      <text:p text:style-name="P3"><text:soft-page-break/><text:span text:style-name="T3">佳哉仔佳哉，到甲欲暗仔，有一个收歹銅舊錫的阿姨，看</text:span><text:span text:style-name="T1">in</text:span><text:span text:style-name="T3">猶閣媠媠咧，就隨共抾</text:span><text:span text:style-name="T1">(khioh)</text:span><text:span text:style-name="T3">走。</text:span></text:p>
      <text:p text:style-name="P4">Ka-tsài-á-kai-tsài, kàu-kah beh-àm-á, ū tsi̍t ê siu phái-tâng-kū-siah ê a-î, khuànn in iáu koh suí-suí--leh, tō suî-kā khioh tsáu.</text:p>
      <text:p text:style-name="Text_20_body"/>
      <text:p text:style-name="P3"><text:span text:style-name="T3">這个有疼心的阿姨，閣共</text:span><text:span text:style-name="T1">in</text:span><text:span text:style-name="T3">重</text:span><text:span text:style-name="T1">(tîng)</text:span><text:span text:style-name="T3">洗身軀一擺，曝</text:span><text:span text:style-name="T1">(pha̍k)</text:span><text:span text:style-name="T3">焦了後，提熨斗共熨甲像新的仝款，精差色水有較失</text:span><text:span text:style-name="T1">(sit)</text:span><text:span text:style-name="T3">。</text:span></text:p>
      <text:p text:style-name="P4">Tsit ê ū-thiànn-sim ê a-î, koh kā in tîng sé-sing-khu tsi̍t pái, pha̍k ta liáu-āu, the̍h ut-táu kā ut kah tshiūnn sin ê kāng-khuán, tsing-tsha sik-tsuí ū-khah sit.</text:p>
      <text:p text:style-name="Text_20_body"/>
      <text:p text:style-name="P3"><text:span text:style-name="T3">當伊共</text:span><text:span text:style-name="T1">in</text:span><text:span text:style-name="T3">提予家己的查某囝的時陣，是歡喜甲那行那蹌</text:span><text:span text:style-name="T1">(tshíng)</text:span><text:span text:style-name="T3">跤……，益角花仔佮素花仔，兩个一下相對看，煞規面笑吻吻</text:span><text:span text:style-name="T1">(bún-bún)</text:span><text:span text:style-name="T3">的花蕊，一蕊一蕊一直浮出來……。</text:span></text:p>
      <text:p text:style-name="P4">Tòng i kā in the̍h hōo ka-kī ê tsa-bóo-kiánn ê sî-tsūn, sī huann-hí-kah ná kiânn ná tshíng kha……, iah kak-hue-á kah sòo-hue-á, nn̄g ê tsi̍t-ē sio tuì-khuànn, suah kui-bīn tshiò-bún-bún ê hue-luí, tsi̍t-luí-tsi̍t-luí it-ti̍t phû tshut-lâi…….</text:p>
      <text:p text:style-name="Text_20_body"/>
      <text:p text:style-name="P3"><text:span text:style-name="T1">huâi</text:span><text:span text:style-name="T3">：</text:span><text:span text:style-name="T1">hia</text:span><text:span text:style-name="T3">的意思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8pt" fo:letter-spacing="normal" officeooo:paragraph-rsid="0002923e" style:font-name-asian="WenQuanYi Micro Hei" style:font-size-asian="8pt" style:font-style-asian="normal" style:font-weight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角花仔佮素花仔 –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24:12.301431207</meta:creation-date>
    <dc:date>2018-10-11T16:38:20.203169835</dc:date>
    <meta:editing-duration>PT14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9" meta:paragraph-count="104" meta:word-count="3687" meta:character-count="11195" meta:non-whitespace-character-count="9992"/>
  </office:meta>
</office:document-meta>
</file>